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style:vertical-align="automatic" fo:wrap-option="wrap" fo:background-color="#00B050"/>
    </style:style>
    <style:style style:name="ce7" style:family="table-cell" style:parent-style-name="Default" style:data-style-name="N0">
      <style:table-cell-properties fo:background-color="#00B050"/>
    </style:style>
    <style:style style:name="ce8" style:family="table-cell" style:parent-style-name="Default" style:data-style-name="N36">
      <style:table-cell-properties style:vertical-align="automatic" fo:wrap-option="wrap" fo:background-color="#00B05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style:vertical-align="automatic" fo:wrap-option="wrap" fo:background-color="#FF0000"/>
    </style:style>
    <style:style style:name="ce11" style:family="table-cell" style:parent-style-name="Default" style:data-style-name="N37">
      <style:table-cell-properties style:vertical-align="automatic" fo:wrap-option="wrap" fo:background-color="#FF0000"/>
    </style:style>
    <style:style style:name="ce12" style:family="table-cell" style:parent-style-name="Default" style:data-style-name="N0">
      <style:table-cell-properties fo:background-color="#FF0000"/>
    </style:style>
    <style:style style:name="ce13" style:family="table-cell" style:parent-style-name="Default" style:data-style-name="N0">
      <style:table-cell-properties style:vertical-align="automatic" fo:wrap-option="wrap" fo:background-color="#FFFF00"/>
    </style:style>
    <style:style style:name="ce14" style:family="table-cell" style:parent-style-name="Default" style:data-style-name="N36">
      <style:table-cell-properties style:vertical-align="automatic" fo:wrap-option="wrap" fo:background-color="#FFFF00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36">
      <style:table-cell-properties style:vertical-align="automatic" fo:wrap-option="wrap" fo:background-color="#FF0000"/>
    </style:style>
    <style:style style:name="ce17" style:family="table-cell" style:parent-style-name="Default" style:data-style-name="N37">
      <style:table-cell-properties style:vertical-align="automatic" fo:wrap-option="wrap" fo:background-color="#00B050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00B050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20" style:family="table-cell" style:parent-style-name="Default" style:data-style-name="N0">
      <style:table-cell-properties style:vertical-align="automatic" fo:wrap-option="wrap" fo:background-color="#00B050"/>
    </style:style>
    <style:style style:name="ce21" style:family="table-cell" style:parent-style-name="Default" style:data-style-name="N36">
      <style:table-cell-properties style:vertical-align="automatic" fo:wrap-option="wrap" fo:background-color="#00B050"/>
    </style:style>
    <style:style style:name="ce22" style:family="table-cell" style:parent-style-name="Default" style:data-style-name="N0">
      <style:table-cell-properties fo:background-color="#00B050"/>
    </style:style>
    <style:style style:name="ce23" style:family="table-cell" style:parent-style-name="Default" style:data-style-name="N0">
      <style:table-cell-properties style:vertical-align="automatic" fo:wrap-option="wrap" fo:background-color="#00B050"/>
      <style:text-properties fo:color="#000000"/>
    </style:style>
    <style:style style:name="ce24" style:family="table-cell" style:parent-style-name="Default" style:data-style-name="N36">
      <style:table-cell-properties style:vertical-align="automatic" fo:wrap-option="wrap" fo:background-color="#00B050"/>
      <style:text-properties fo:color="#000000"/>
    </style:style>
    <style:style style:name="ce25" style:family="table-cell" style:parent-style-name="Default" style:data-style-name="N36">
      <style:table-cell-properties fo:background-color="#00B050"/>
      <style:text-properties fo:color="#000000"/>
    </style:style>
    <style:style style:name="ce26" style:family="table-cell" style:parent-style-name="Default" style:data-style-name="N0">
      <style:table-cell-properties fo:background-color="#00B050"/>
      <style:text-properties fo:color="#000000"/>
    </style:style>
    <style:style style:name="ce27" style:family="table-cell" style:parent-style-name="Default" style:data-style-name="N0">
      <style:table-cell-properties style:vertical-align="automatic" fo:wrap-option="wrap" fo:background-color="#FFC000"/>
      <style:text-properties fo:color="#000000"/>
    </style:style>
    <style:style style:name="ce28" style:family="table-cell" style:parent-style-name="Default" style:data-style-name="N36">
      <style:table-cell-properties style:vertical-align="automatic" fo:wrap-option="wrap" fo:background-color="#FFC000"/>
      <style:text-properties fo:color="#000000"/>
    </style:style>
    <style:style style:name="ce29" style:family="table-cell" style:parent-style-name="Default" style:data-style-name="N0">
      <style:table-cell-properties fo:background-color="#FFC000"/>
      <style:text-properties fo:color="#000000"/>
    </style:style>
    <style:style style:name="ce30" style:family="table-cell" style:parent-style-name="Default" style:data-style-name="N0">
      <style:table-cell-properties style:vertical-align="automatic" fo:wrap-option="wrap" fo:background-color="#FFC000"/>
    </style:style>
    <style:style style:name="ce31" style:family="table-cell" style:parent-style-name="Default" style:data-style-name="N0">
      <style:table-cell-properties fo:background-color="#FFC000"/>
    </style:style>
    <style:style style:name="ce32" style:family="table-cell" style:parent-style-name="Default" style:data-style-name="N37">
      <style:table-cell-properties style:vertical-align="automatic" fo:wrap-option="wrap" fo:background-color="#00B050"/>
    </style:style>
    <style:style style:name="ce33" style:family="table-cell" style:parent-style-name="Default" style:data-style-name="N36">
      <style:table-cell-properties style:vertical-align="automatic" fo:wrap-option="wrap" fo:background-color="#FFC000"/>
    </style:style>
    <style:style style:name="ce34" style:family="table-cell" style:parent-style-name="Default" style:data-style-name="N0">
      <style:table-cell-properties style:vertical-align="automatic" fo:wrap-option="wrap" fo:background-color="#00B050"/>
      <style:text-properties fo:color="#000000"/>
    </style:style>
    <style:style style:name="ce35" style:family="table-cell" style:parent-style-name="Default" style:data-style-name="N37">
      <style:table-cell-properties style:vertical-align="automatic" fo:wrap-option="wrap" fo:background-color="#00B050"/>
      <style:text-properties fo:color="#000000"/>
    </style:style>
    <style:style style:name="ce36" style:family="table-cell" style:parent-style-name="Default" style:data-style-name="N0">
      <style:table-cell-properties fo:background-color="#00B050"/>
      <style:text-properties fo:color="#000000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7.80520833333333cm"/>
    </style:style>
    <style:style style:name="co3" style:family="table-column">
      <style:table-column-properties fo:break-before="auto" style:column-width="8.22854166666667cm"/>
    </style:style>
    <style:style style:name="co4" style:family="table-column">
      <style:table-column-properties fo:break-before="auto" style:column-width="10.265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9.4985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ruppenleit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1"/>
        <table:table-row table:style-name="ro1">
          <table:table-cell office:value-type="string" table:style-name="ce2">
            <text:p>Gruppenleiter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Was wird getestet?</text:p>
          </table:table-cell>
          <table:table-cell office:value-type="string" table:style-name="ce4">
            <text:p>Wie genau?</text:p>
          </table:table-cell>
          <table:table-cell office:value-type="string" table:style-name="ce4">
            <text:p>Was wird erwartet?</text:p>
          </table:table-cell>
          <table:table-cell office:value-type="string" table:style-name="ce4">
            <text:p>Was ist das Ergebnis?</text:p>
          </table:table-cell>
          <table:table-cell office:value-type="string" table:style-name="ce4">
            <text:p>Datum</text:p>
          </table:table-cell>
          <table:table-cell office:value-type="string" table:style-name="ce4">
            <text:p>Überarbeitet</text:p>
          </table:table-cell>
          <table:table-cell table:number-columns-repeated="16378" table:style-name="ce5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4">
          <table:table-cell office:value-type="string" table:style-name="ce6">
            <text:p>PW Ändern</text:p>
          </table:table-cell>
          <table:table-cell office:value-type="string" table:style-name="ce6">
            <text:p>Altes PW eingeben, 2x das neue PW eingeben „Speichern“ drücken, danach versuchen mit dem neuen PW anzumelden.</text:p>
          </table:table-cell>
          <table:table-cell office:value-type="string" table:style-name="ce6">
            <text:p>Man kann sich mit dem neuen PW anmelden und es wird eine Meldung ausgegeben, dass PW Ändern erfolgreich war.</text:p>
          </table:table-cell>
          <table:table-cell table:number-columns-repeated="3"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2">
          <table:table-cell office:value-type="string" table:style-name="ce6">
            <text:p>Falsches PW</text:p>
          </table:table-cell>
          <table:table-cell office:value-type="string" table:style-name="ce6">
            <text:p>Das alte PW wird falsch eingegeben.</text:p>
          </table:table-cell>
          <table:table-cell office:value-type="string" table:style-name="ce6">
            <text:p>Fehlermeldung, PW falsch.</text:p>
          </table:table-cell>
          <table:table-cell office:value-type="string" table:style-name="ce6">
            <text:p>Fehlermeldung, altes PW falsch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Neuen PW stimmen nicht überein</text:p>
          </table:table-cell>
          <table:table-cell office:value-type="string" table:style-name="ce6">
            <text:p>Neues PW und PW Wid. Sind nicht gleich.</text:p>
          </table:table-cell>
          <table:table-cell office:value-type="string" table:style-name="ce6">
            <text:p>Fehlermeldung, PW stimmen nicht überein.</text:p>
          </table:table-cell>
          <table:table-cell office:value-type="string" table:style-name="ce6">
            <text:p>Fehlermeldung, PW stimmen nicht überein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Altes PW und neues stimmen überein</text:p>
          </table:table-cell>
          <table:table-cell office:value-type="string" table:style-name="ce6">
            <text:p>Im Fenster „altes PW“ und „neues PW“/“neues PW Wid.“ stimmen überein.</text:p>
          </table:table-cell>
          <table:table-cell office:value-type="string" table:style-name="ce6">
            <text:p>Fehlermeldung wegen übereinstimmender PW.</text:p>
          </table:table-cell>
          <table:table-cell office:value-type="string" table:style-name="ce6">
            <text:p>Fehlermeldung</text:p>
          </table:table-cell>
          <table:table-cell office:value-type="date" office:date-value="2013-10-15T00:00:00" table:style-name="ce8">
            <text:p>15.10.13</text:p>
          </table:table-cell>
          <table:table-cell office:value-type="string" table:style-name="ce6">
            <text:p>ja.</text:p>
          </table:table-cell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3">
          <table:table-cell office:value-type="string" table:style-name="ce20">
            <text:p>Drucken</text:p>
          </table:table-cell>
          <table:table-cell office:value-type="string" table:style-name="ce20">
            <text:p>Der „Drucken“ Knopf wird betätigt.</text:p>
          </table:table-cell>
          <table:table-cell office:value-type="string" table:style-name="ce20">
            <text:p>Das angezeigte Fenster/ die Tabelle wird gedruckt.</text:p>
          </table:table-cell>
          <table:table-cell office:value-type="string" table:style-name="ce20">
            <text:p>nuns</text:p>
          </table:table-cell>
          <table:table-cell office:value-type="date" office:date-value="2013-10-16T00:00:00" table:style-name="ce32">
            <text:p>16.10.2013</text:p>
          </table:table-cell>
          <table:table-cell table:style-name="ce20"/>
          <table:table-cell table:number-columns-repeated="16378" table:style-name="ce22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6">
            <text:p>Einloggen</text:p>
          </table:table-cell>
          <table:table-cell office:value-type="string" table:style-name="ce6">
            <text:p>Die richtigen Logindaten in die Felder „Benutzername“ und „PW“ eingeben und auf „Login“ drücken.</text:p>
          </table:table-cell>
          <table:table-cell office:value-type="string" table:style-name="ce6">
            <text:p>Der Benutzer kann mit seiner Rolle angemeldet werden und landet auf einer Einheitlichen Startseite mit angepasstem Baum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3">
            <text:p>PW Vergessen</text:p>
          </table:table-cell>
          <table:table-cell office:value-type="string" table:style-name="ce13">
            <text:p>„PW Vergessen“ Knopf drücken.</text:p>
          </table:table-cell>
          <table:table-cell office:value-type="string" table:style-name="ce13">
            <text:p>Popup mit UHD Info.</text:p>
          </table:table-cell>
          <table:table-cell office:value-type="string" table:style-name="ce13">
            <text:p>Button wurde entfernt</text:p>
          </table:table-cell>
          <table:table-cell office:value-type="date" office:date-value="2013-10-15T00:00:00" table:style-name="ce14">
            <text:p>15.10.13</text:p>
          </table:table-cell>
          <table:table-cell table:style-name="ce13"/>
          <table:table-cell table:number-columns-repeated="16378" table:style-name="ce15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Einloggen mit falschen Daten</text:p>
          </table:table-cell>
          <table:table-cell office:value-type="string" table:style-name="ce6">
            <text:p>Benutzername und PW in den jeweiligen Fenstern werden falsch geschrieben.</text:p>
          </table:table-cell>
          <table:table-cell office:value-type="string" table:style-name="ce6">
            <text:p>Fehlermeldung, Benutzername oder PW falsch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0">
            <text:p>Eintrag erfassen, zurücksetzten</text:p>
          </table:table-cell>
          <table:table-cell office:value-type="string" table:style-name="ce10">
            <text:p>Felder werden beliebig ausgefüllt und der Knopf „zurücksetzen“ gedrückt.</text:p>
          </table:table-cell>
          <table:table-cell office:value-type="string" table:style-name="ce10">
            <text:p>Alle Felder sind geleert und entsprechen der Seite beim Aufruf</text:p>
          </table:table-cell>
          <table:table-cell office:value-type="string" table:style-name="ce10">
            <text:p>Nichts geschieht.</text:p>
          </table:table-cell>
          <table:table-cell office:value-type="date" office:date-value="2013-10-15T00:00:00" table:style-name="ce16">
            <text:p>15.10.13</text:p>
          </table:table-cell>
          <table:table-cell table:style-name="ce10"/>
          <table:table-cell table:number-columns-repeated="16378" table:style-name="ce1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Button Plus</text:p>
          </table:table-cell>
          <table:table-cell office:value-type="string" table:style-name="ce6">
            <text:p>Der Knopf „+“ wird betätigt</text:p>
          </table:table-cell>
          <table:table-cell office:value-type="string" table:style-name="ce6">
            <text:p>Das Textfeld daneben wird um 1 hochgezählt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Button Plus addiert</text:p>
          </table:table-cell>
          <table:table-cell office:value-type="string" table:style-name="ce6">
            <text:p>Es ist keine Zahl im Textfeld „Anzahl Einträge“ und der Knopf „+“ wird gedrückt.</text:p>
          </table:table-cell>
          <table:table-cell office:value-type="string" table:style-name="ce6">
            <text:p>Feld sollte bei 1 beginnen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20">
            <text:p>T_Kalenderjahr</text:p>
          </table:table-cell>
          <table:table-cell office:value-type="string" table:style-name="ce20">
            <text:p>Es wird das Jahr „1999“ eingegeben.</text:p>
          </table:table-cell>
          <table:table-cell office:value-type="string" table:style-name="ce20">
            <text:p>Fehlermeldung wegen ungültiger Eingabe. Jahr und Kalenderwoche stimmen nicht überein.</text:p>
          </table:table-cell>
          <table:table-cell office:value-type="string" table:style-name="ce20">
            <text:p>funktioniert</text:p>
          </table:table-cell>
          <table:table-cell office:value-type="date" office:date-value="2013-10-15T00:00:00" table:style-name="ce21">
            <text:p>15.10.13</text:p>
          </table:table-cell>
          <table:table-cell table:style-name="ce20"/>
          <table:table-cell table:number-columns-repeated="16378" table:style-name="ce2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T_Kalenderjahr</text:p>
          </table:table-cell>
          <table:table-cell office:value-type="string" table:style-name="ce6">
            <text:p>Es wird ein Wort eingegeben „Hallo“</text:p>
          </table:table-cell>
          <table:table-cell office:value-type="string" table:style-name="ce6">
            <text:p>Fehlermeldung wegen ungültiger Eingabe. Nicht numerisch.</text:p>
          </table:table-cell>
          <table:table-cell office:value-type="string" table:style-name="ce6">
            <text:p>Fehlermeldung erschein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0">
            <text:p>Eintrag erfassen</text:p>
          </table:table-cell>
          <table:table-cell office:value-type="string" table:style-name="ce30">
            <text:p>Felder werden richtig ausgefüllt und „speichern“ gedrückt.</text:p>
          </table:table-cell>
          <table:table-cell office:value-type="string" table:style-name="ce30">
            <text:p>„Wirklich speichern?“ mit Ja bestätigen. Eintrag muss in der DB erfasst sein.</text:p>
          </table:table-cell>
          <table:table-cell office:value-type="string" table:style-name="ce30">
            <text:p>Popup fehlt</text:p>
          </table:table-cell>
          <table:table-cell office:value-type="date" office:date-value="2013-10-15T00:00:00" table:style-name="ce33">
            <text:p>15.10.13</text:p>
          </table:table-cell>
          <table:table-cell table:style-name="ce30"/>
          <table:table-cell table:number-columns-repeated="16378" table:style-name="ce31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0">
            <text:p>Eintrag erfassen abbrechen</text:p>
          </table:table-cell>
          <table:table-cell office:value-type="string" table:style-name="ce30">
            <text:p>Felder werden beliebig ausgefüllt und der Knopf „Speichern“ gedrückt. Popup mit „Abbrechen“ geschlossen.</text:p>
          </table:table-cell>
          <table:table-cell office:value-type="string" table:style-name="ce30">
            <text:p>Eintrag darf nicht in der DB erfasst werden.</text:p>
          </table:table-cell>
          <table:table-cell office:value-type="string" table:style-name="ce30">
            <text:p>Popup noch nicht vorhanden.</text:p>
          </table:table-cell>
          <table:table-cell office:value-type="date" office:date-value="2013-10-15T00:00:00" table:style-name="ce33">
            <text:p>15.10.13</text:p>
          </table:table-cell>
          <table:table-cell table:style-name="ce30"/>
          <table:table-cell table:number-columns-repeated="16378" table:style-name="ce31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ausloggen</text:p>
          </table:table-cell>
          <table:table-cell office:value-type="string" table:style-name="ce6">
            <text:p>„Logout“ Knopf wird gedrückt.</text:p>
          </table:table-cell>
          <table:table-cell office:value-type="string" table:style-name="ce6">
            <text:p>Man gelangt auf den Einloggen Bildschirm zurück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0">
            <text:p>Arbeitsgruppe ansehen beenden</text:p>
          </table:table-cell>
          <table:table-cell office:value-type="string" table:style-name="ce10">
            <text:p>Ansicht „Arbeitsgruppe einsehen“ schließen.</text:p>
          </table:table-cell>
          <table:table-cell office:value-type="string" table:style-name="ce10">
            <text:p>Man gelangt auf den Suchbildschirm zurück und dieser ist geleert.</text:p>
          </table:table-cell>
          <table:table-cell office:value-type="string" table:style-name="ce10">
            <text:p>funktioniert nicht</text:p>
          </table:table-cell>
          <table:table-cell office:value-type="date" office:date-value="2013-10-16T00:00:00" table:style-name="ce11">
            <text:p>16.10.2013</text:p>
          </table:table-cell>
          <table:table-cell table:style-name="ce10"/>
          <table:table-cell table:number-columns-repeated="16378" table:style-name="ce1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0">
            <text:p>Woche eingeben, Jahr löschen</text:p>
          </table:table-cell>
          <table:table-cell office:value-type="string" table:style-name="ce10">
            <text:p>Woche eingeben, Jahr löschen</text:p>
          </table:table-cell>
          <table:table-cell office:value-type="string" table:style-name="ce10">
            <text:p>Fehlermeldung wegen ungültiger Eingabe. Jahr benötigt.</text:p>
          </table:table-cell>
          <table:table-cell office:value-type="string" table:style-name="ce10">
            <text:p>funktioniert nicht</text:p>
          </table:table-cell>
          <table:table-cell office:value-type="date" office:date-value="2013-10-16T00:00:00" table:style-name="ce11">
            <text:p>16.10.2013</text:p>
          </table:table-cell>
          <table:table-cell table:style-name="ce10"/>
          <table:table-cell table:number-columns-repeated="16378" table:style-name="ce1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0">
            <text:p>T_Woche</text:p>
          </table:table-cell>
          <table:table-cell office:value-type="string" table:style-name="ce10">
            <text:p>Mit Text „Hallo“ füllen</text:p>
          </table:table-cell>
          <table:table-cell office:value-type="string" table:style-name="ce10">
            <text:p>Fehlermeldung wegen ungültiger Eingabe. Nicht numerisch.</text:p>
          </table:table-cell>
          <table:table-cell office:value-type="string" table:style-name="ce10">
            <text:p>funktioniert nicht</text:p>
          </table:table-cell>
          <table:table-cell office:value-type="date" office:date-value="2013-10-16T00:00:00" table:style-name="ce11">
            <text:p>16.10.2013</text:p>
          </table:table-cell>
          <table:table-cell table:style-name="ce10"/>
          <table:table-cell table:number-columns-repeated="16378" table:style-name="ce1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Nur Jahr angeben</text:p>
          </table:table-cell>
          <table:table-cell office:value-type="string" table:style-name="ce6">
            <text:p>Jahr 2013 ohne Woche eingeben</text:p>
          </table:table-cell>
          <table:table-cell office:value-type="string" table:style-name="ce6">
            <text:p>Es werden Gesamteinträge des Jahres ausgegeben.</text:p>
          </table:table-cell>
          <table:table-cell office:value-type="string" table:style-name="ce6">
            <text:p>funktioniert<text:s/></text:p>
          </table:table-cell>
          <table:table-cell office:value-type="date" office:date-value="2013-10-16T00:00:00" table:style-name="ce17">
            <text:p>16.10.20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4">
            <text:p>Woche und Jahr eingeben</text:p>
          </table:table-cell>
          <table:table-cell office:value-type="string" table:style-name="ce34">
            <text:p>Mit „weiter“ bestätigen</text:p>
          </table:table-cell>
          <table:table-cell office:value-type="string" table:style-name="ce34">
            <text:p>Passende Ausgabe.</text:p>
          </table:table-cell>
          <table:table-cell office:value-type="string" table:style-name="ce34">
            <text:p>funktioniert nicht</text:p>
          </table:table-cell>
          <table:table-cell office:value-type="date" office:date-value="2013-10-16T00:00:00" table:style-name="ce35">
            <text:p>16.10.2013</text:p>
          </table:table-cell>
          <table:table-cell table:style-name="ce34"/>
          <table:table-cell table:number-columns-repeated="16378" table:style-name="ce36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  <table:table table:name="Sachbearbeiter" table:style-name="ta1"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5" table:number-columns-repeated="3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Sachbearbeit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as wird getestet?</text:p>
          </table:table-cell>
          <table:table-cell office:value-type="string" table:style-name="ce3">
            <text:p>Wie genau?</text:p>
          </table:table-cell>
          <table:table-cell office:value-type="string" table:style-name="ce3">
            <text:p>Was wird erwartet?</text:p>
          </table:table-cell>
          <table:table-cell office:value-type="string" table:style-name="ce3">
            <text:p>Was ist das Ergebnis?</text:p>
          </table:table-cell>
          <table:table-cell office:value-type="string" table:style-name="ce3">
            <text:p>Datum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6">
          <table:table-cell office:value-type="string" table:style-name="ce6">
            <text:p>PW Ändern</text:p>
          </table:table-cell>
          <table:table-cell office:value-type="string" table:style-name="ce6">
            <text:p>Altes PW eingeben, 2x das neue PW eingeben „Speichern“ drücken, danach versuchen mit dem neuen PW anzumelden.</text:p>
          </table:table-cell>
          <table:table-cell office:value-type="string" table:style-name="ce6">
            <text:p>Man kann sich mit dem neuen PW anmelden und es wird eine Meldung ausgegeben, dass PW Ändern erfolgreich war.</text:p>
          </table:table-cell>
          <table:table-cell table:number-columns-repeated="5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Falsches PW</text:p>
          </table:table-cell>
          <table:table-cell office:value-type="string" table:style-name="ce6">
            <text:p>Das alte PW wird falsch eingegeben.</text:p>
          </table:table-cell>
          <table:table-cell office:value-type="string" table:style-name="ce6">
            <text:p>Fehlermeldung, PW falsch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Neuen PW stimmen nicht überein</text:p>
          </table:table-cell>
          <table:table-cell office:value-type="string" table:style-name="ce6">
            <text:p>Neues PW und PW Wid. Sind nicht gleich.</text:p>
          </table:table-cell>
          <table:table-cell office:value-type="string" table:style-name="ce6">
            <text:p>Fehlermeldung, PW stimmen nicht überein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Altes PW und neues stimmen überein</text:p>
          </table:table-cell>
          <table:table-cell office:value-type="string" table:style-name="ce6">
            <text:p>Im Fenster „altes PW“ und „neues PW“/“neues PW Wid.“ stimmen überein.</text:p>
          </table:table-cell>
          <table:table-cell office:value-type="string" table:style-name="ce6">
            <text:p>Fehlermeldung wegen übereinstimmender PW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5" table:style-name="ce18"/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6">
          <table:table-cell office:value-type="string" table:style-name="ce6">
            <text:p>Einloggen</text:p>
          </table:table-cell>
          <table:table-cell office:value-type="string" table:style-name="ce6">
            <text:p>Die richtigen Logindaten in die Felder „Benutzername“ und „PW“ eingeben und auf „Login“ drücken.</text:p>
          </table:table-cell>
          <table:table-cell office:value-type="string" table:style-name="ce6">
            <text:p>Der Benutzer kann mit seiner Rolle angemeldet werden und landet auf einer Einheitlichen Startseite mit angepasstem Baum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13">
            <text:p>PW Vergessen</text:p>
          </table:table-cell>
          <table:table-cell office:value-type="string" table:style-name="ce13">
            <text:p>„PW Vergessen“ Knopf drücken.</text:p>
          </table:table-cell>
          <table:table-cell office:value-type="string" table:style-name="ce13">
            <text:p>Popup mit UHD Info.</text:p>
          </table:table-cell>
          <table:table-cell office:value-type="string" table:style-name="ce13">
            <text:p>Button wurde entfernt</text:p>
          </table:table-cell>
          <table:table-cell office:value-type="date" office:date-value="2013-10-15T00:00:00" table:style-name="ce14">
            <text:p>15.10.13</text:p>
          </table:table-cell>
          <table:table-cell table:number-columns-repeated="3" table:style-name="ce13"/>
          <table:table-cell table:number-columns-repeated="16376" table:style-name="ce15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6">
            <text:p>Einloggen mit falschen Daten</text:p>
          </table:table-cell>
          <table:table-cell office:value-type="string" table:style-name="ce6">
            <text:p>Benutzername und PW in den jeweiligen Fenstern werden falsch geschrieben.</text:p>
          </table:table-cell>
          <table:table-cell office:value-type="string" table:style-name="ce6">
            <text:p>Fehlermeldung, Benutzername oder PW falsch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5" table:style-name="ce9"/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10">
            <text:p>Eintrag erfassen, zurücksetzten</text:p>
          </table:table-cell>
          <table:table-cell office:value-type="string" table:style-name="ce10">
            <text:p>Felder werden beliebig ausgefüllt und der Knopf „zurücksetzen“ gedrückt.</text:p>
          </table:table-cell>
          <table:table-cell office:value-type="string" table:style-name="ce10">
            <text:p>Alle Felder sind geleert und entsprechen der Seite beim Aufruf</text:p>
          </table:table-cell>
          <table:table-cell office:value-type="string" table:style-name="ce10">
            <text:p>Funktioniert nicht.</text:p>
          </table:table-cell>
          <table:table-cell office:value-type="date" office:date-value="2013-10-15T00:00:00" table:style-name="ce16">
            <text:p>15.10.13</text:p>
          </table:table-cell>
          <table:table-cell table:number-columns-repeated="3" table:style-name="ce10"/>
          <table:table-cell table:number-columns-repeated="16376" table:style-name="ce12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3">
          <table:table-cell office:value-type="string" table:style-name="ce6">
            <text:p>Button Plus</text:p>
          </table:table-cell>
          <table:table-cell office:value-type="string" table:style-name="ce6">
            <text:p>Der Knopf „+“ wird betätigt</text:p>
          </table:table-cell>
          <table:table-cell office:value-type="string" table:style-name="ce6">
            <text:p>Das Textfeld daneben wird um 1 hochgezählt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Button Plus addiert</text:p>
          </table:table-cell>
          <table:table-cell office:value-type="string" table:style-name="ce6">
            <text:p>Es ist keine Zahl im Textfeld „Anzahl Einträge“ und der Knopf „+“ wird gedrückt.</text:p>
          </table:table-cell>
          <table:table-cell office:value-type="string" table:style-name="ce6">
            <text:p>Feld sollte bei 1 beginnen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8">
            <text:p>16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table:number-columns-repeated="5" table:style-name="ce19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23">
            <text:p>T_Kalenderjahr</text:p>
          </table:table-cell>
          <table:table-cell office:value-type="string" table:style-name="ce23">
            <text:p>Es wird das Jahr „1999“ eingegeben.</text:p>
          </table:table-cell>
          <table:table-cell office:value-type="string" table:style-name="ce23">
            <text:p>Fehlermeldung wegen ungültiger Eingabe. Jahr und Kalenderwoche stimmen nicht überein.</text:p>
          </table:table-cell>
          <table:table-cell office:value-type="string" table:style-name="ce23">
            <text:p>funktioniert</text:p>
          </table:table-cell>
          <table:table-cell office:value-type="date" office:date-value="2013-10-16T00:00:00" table:style-name="ce24">
            <text:p>16.10.13</text:p>
          </table:table-cell>
          <table:table-cell table:number-columns-repeated="3" table:style-name="ce23"/>
          <table:table-cell table:style-name="ce25"/>
          <table:table-cell table:number-columns-repeated="16375" table:style-name="ce26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6">
            <text:p>T_Kalenderjahr</text:p>
          </table:table-cell>
          <table:table-cell office:value-type="string" table:style-name="ce6">
            <text:p>Es wird ein Wort eingegeben „Hallo“</text:p>
          </table:table-cell>
          <table:table-cell office:value-type="string" table:style-name="ce6">
            <text:p>Fehlermeldung wegen ungültiger Eingabe. Nicht numerisch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8">
            <text:p>16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27">
            <text:p>Eintrag erfassen</text:p>
          </table:table-cell>
          <table:table-cell office:value-type="string" table:style-name="ce27">
            <text:p>Felder werden richtig ausgefüllt und „speichern“ gedrückt.</text:p>
          </table:table-cell>
          <table:table-cell office:value-type="string" table:style-name="ce27">
            <text:p>„Wirklich speichern?“ mit Ja bestätigen. Eintrag muss in der DB erfasst sein.</text:p>
          </table:table-cell>
          <table:table-cell office:value-type="string" table:style-name="ce27">
            <text:p>Kein Popup vorhanden.</text:p>
          </table:table-cell>
          <table:table-cell office:value-type="date" office:date-value="2013-10-15T00:00:00" table:style-name="ce28">
            <text:p>15.10.13</text:p>
          </table:table-cell>
          <table:table-cell table:number-columns-repeated="3" table:style-name="ce27"/>
          <table:table-cell table:number-columns-repeated="16376" table:style-name="ce29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30">
            <text:p>Eintrag erfassen abbrechen</text:p>
          </table:table-cell>
          <table:table-cell office:value-type="string" table:style-name="ce30">
            <text:p>Felder werden beliebig ausgefüllt und der Knopf „Speichern“ gedrückt. Popup mit „Abbrechen“ geschlossen.</text:p>
          </table:table-cell>
          <table:table-cell office:value-type="string" table:style-name="ce30">
            <text:p>Eintrag darf nicht in der DB erfasst werden.</text:p>
          </table:table-cell>
          <table:table-cell office:value-type="string" table:style-name="ce30">
            <text:p>Kein Popup vorhanden</text:p>
          </table:table-cell>
          <table:table-cell table:number-columns-repeated="4" table:style-name="ce30"/>
          <table:table-cell table:number-columns-repeated="16376" table:style-name="ce31"/>
        </table:table-row>
        <table:table-row table:style-name="ro2">
          <table:table-cell table:number-columns-repeated="5" table:style-name="ce9"/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ausloggen</text:p>
          </table:table-cell>
          <table:table-cell office:value-type="string" table:style-name="ce6">
            <text:p>„Logout“ Knopf wird gedrückt.</text:p>
          </table:table-cell>
          <table:table-cell office:value-type="string" table:style-name="ce6">
            <text:p>Man gelangt auf den Einloggen Bildschirm zurück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5" table:style-name="ce9"/>
          <table:table-cell table:style-name="ce3"/>
          <table:table-cell table:number-columns-repeated="16378" table:style-name="ce1"/>
        </table:table-row>
        <table:table-row table:number-rows-repeated="1048539" table:style-name="ro2">
          <table:table-cell table:number-columns-repeated="16384"/>
        </table:table-row>
      </table:table>
      <table:database-ranges>
        <table:database-range table:target-range-address="Gruppenleiter.D1:Gruppenleiter.D4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alf Buckenmaier</meta:initial-creator>
    <dc:creator>Ralf</dc:creator>
    <meta:creation-date>2013-10-14T17:15:42Z</meta:creation-date>
    <dc:date>2013-10-16T15:19:34Z</dc:date>
    <meta:editing-cycles>22</meta:editing-cycles>
    <meta:editing-duration>PT0S</meta:editing-duration>
  </office:meta>
</office:document-meta>
</file>